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Text_20_body">
      <style:text-properties officeooo:paragraph-rsid="002c3b91"/>
    </style:style>
    <style:style style:name="P14" style:family="paragraph" style:parent-style-name="Standard">
      <style:text-properties officeooo:rsid="002c7adc" officeooo:paragraph-rsid="002c7adc"/>
    </style:style>
    <style:style style:name="P15" style:family="paragraph" style:parent-style-name="Heading_20_1">
      <style:text-properties fo:language="de" fo:country="DE"/>
    </style:style>
    <style:style style:name="P16" style:family="paragraph" style:parent-style-name="Heading_20_1">
      <style:text-properties fo:language="de" fo:country="DE" officeooo:paragraph-rsid="00249967"/>
    </style:style>
    <style:style style:name="P17" style:family="paragraph" style:parent-style-name="Text_20_body">
      <style:text-properties officeooo:rsid="002c7adc" officeooo:paragraph-rsid="002c7adc"/>
    </style:style>
    <style:style style:name="P18" style:family="paragraph" style:parent-style-name="Text_20_body">
      <style:paragraph-properties fo:line-height="115%"/>
      <style:text-properties officeooo:rsid="002c7adc" officeooo:paragraph-rsid="002c7adc"/>
    </style:style>
    <style:style style:name="P19" style:family="paragraph" style:parent-style-name="Text_20_body">
      <style:paragraph-properties fo:line-height="115%"/>
    </style:style>
    <style:style style:name="P20" style:family="paragraph" style:parent-style-name="Text_20_body">
      <style:text-properties officeooo:rsid="004387b5" officeooo:paragraph-rsid="004387b5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style:font-name="Liberation Serif"/>
    </style:style>
    <style:style style:name="T20" style:family="text">
      <style:text-properties officeooo:rsid="004455a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5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5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3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20">Die Änderung <text:span text:style-name="T20">auf dem Array nimmt die Methode: “calcMovement“ vor. </text:span></text:p>
      <text:p text:style-name="P18"><text:span text:style-name="T19">Funktionen am Rande:</text:span></text:p>
      <text:p text:style-name="P19"><text:span text:style-name="T19">„calcSecondChar“-Methode: Gibt den zweiten Buchstaben eines Querstehenden Autos zurück.</text:span></text:p>
      <text:p text:style-name="P19"><text:span text:style-name="T19">„calcFreeSpace“-Methode: gibt als Array den platz zurück, welches ein Querstehendes Auto zur rechten und linken Seite hat.</text:span></text:p>
      <text:p text:style-name="P19"><text:span text:style-name="T19">„noArrayBoundaries“-Methode: Testet, ob der versuch ein Auto zu Verschieben, außerhalb der Array-grenzen enden würde.</text:span></text:p>
      <text:p text:style-name="P14"><text:span text:style-name="T19">„noCarBoundaries“-Methode: Identisch zur „noArrayBoundaries“-Methode, jedoch werden hier auch andere Autos berücksichtigt.</text:span></text:p>
      <text:p text:style-name="P11"/>
      <text:h text:style-name="P16" text:outline-level="1"><text:bookmark-start text:name="__RefHeading___Toc2236_4178761632"/><text:soft-page-break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5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3H9M7S</meta:editing-duration>
    <meta:editing-cycles>14</meta:editing-cycles>
    <meta:generator>LibreOffice/7.2.1.2$Windows_X86_64 LibreOffice_project/87b77fad49947c1441b67c559c339af8f3517e22</meta:generator>
    <dc:date>2021-10-29T08:11:47.700000000</dc:date>
    <meta:document-statistic meta:table-count="0" meta:image-count="0" meta:object-count="0" meta:page-count="3" meta:paragraph-count="40" meta:word-count="553" meta:character-count="4107" meta:non-whitespace-character-count="3588"/>
  </office:meta>
</office:document-meta>
</file>